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weight="bold" officeooo:paragraph-rsid="001d55c7" style:font-size-asian="14pt" style:font-weight-asian="bold" style:font-size-complex="14pt" style:font-weight-complex="bold"/>
    </style:style>
    <style:style style:name="P4" style:family="paragraph" style:parent-style-name="Text_20_body" style:list-style-name="L1"/>
    <style:style style:name="P5" style:family="paragraph" style:parent-style-name="Text_20_body" style:list-style-name="L2"/>
    <style:style style:name="T1" style:family="text">
      <style:text-properties officeooo:rsid="001d55c7"/>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rras de Desplazamiento en CSS</text:p>
      <text:p text:style-name="Standard"/>
      <text:h text:style-name="Heading_20_3" text:outline-level="3">Cómo Agregar una Barra de Desplazamiento en CSS</text:h>
      <text:p text:style-name="Text_20_body">Para agregar barras de desplazamiento a un elemento, puedes utilizar las propiedades <text:span text:style-name="Source_20_Text">overflow</text:span>, <text:span text:style-name="Source_20_Text">overflow-x</text:span> y <text:span text:style-name="Source_20_Text">overflow-y</text:span> en CSS.</text:p>
      <text:h text:style-name="Heading_20_4" text:outline-level="4">Propiedades de Overflow</text:h>
      <text:list text:style-name="L1">
        <text:list-item>
          <text:p text:style-name="P4"><text:span text:style-name="Source_20_Text">overflow</text:span>: Controla el desbordamiento en ambas direcciones (horizontal y vertical).</text:p>
        </text:list-item>
        <text:list-item>
          <text:p text:style-name="P4"><text:span text:style-name="Source_20_Text">overflow-x</text:span>: Controla el desbordamiento horizontal.</text:p>
        </text:list-item>
        <text:list-item>
          <text:p text:style-name="P4"><text:span text:style-name="Source_20_Text">overflow-y</text:span>: Controla el desbordamiento vertical.</text:p>
        </text:list-item>
      </text:list>
      <text:h text:style-name="Heading_20_3" text:outline-level="3">Ejemplos de Uso y Opciones</text:h>
      <text:h text:style-name="Heading_20_4" text:outline-level="4">Ejemplo 1: Desbordamiento en Ambos Sentidos</text:h>
      <text:p text:style-name="Text_20_body"><text:span text:style-name="Strong_20_Emphasis">HTML:</text:span></text:p>
      <text:p text:style-name="P1">html</text:p>
      <text:p text:style-name="Standard"/>
      <text:p text:style-name="Standard">&lt;!DOCTYPE html&gt;<text:line-break/>&lt;html lang="es"&gt;<text:line-break/>&lt;head&gt;<text:line-break/> <text:s text:c="3"/>&lt;meta charset="UTF-8"&gt;<text:line-break/> <text:s text:c="3"/>&lt;title&gt;Barra de Desplazamiento&lt;/title&gt;<text:line-break/> <text:s text:c="3"/>&lt;link rel="stylesheet" href="styles.css"&gt;<text:line-break/>&lt;/head&gt;<text:line-break/>&lt;body&gt;<text:line-break/> <text:s text:c="3"/>&lt;div class="contenedor"&gt;<text:line-break/> <text:s text:c="7"/>&lt;p&gt;Este es un contenido muy largo que no cabe en el área visible del contenedor. Este es un contenido muy largo que no cabe en el área visible del contenedor. Este es un contenido muy largo que no cabe en el área visible del contenedor.&lt;/p&gt;<text:line-break/> <text:s text:c="3"/>&lt;/div&gt;<text:line-break/>&lt;/body&gt;<text:line-break/>&lt;/html&gt;<text:line-break/></text:p>
      <text:p text:style-name="Standard"/>
      <text:p text:style-name="Standard">Archivos CSS.</text:p>
      <text:p text:style-name="Standard"/>
      <text:p text:style-name="Standard">.contenedor {<text:line-break/> <text:s text:c="3"/>width: 200px;<text:line-break/> <text:s text:c="3"/>height: 100px;<text:line-break/> <text:s text:c="3"/>border: 1px solid black;<text:line-break/> <text:s text:c="3"/>overflow: auto; /* Agrega barras de desplazamiento en ambos sentidos */<text:line-break/>}<text:line-break/></text:p>
      <text:p text:style-name="Standard"/>
      <text:p text:style-name="P2"/>
      <text:p text:style-name="P3"/>
      <text:p text:style-name="P3"/>
      <text:p text:style-name="P3"><text:soft-page-break/>Ejemplo 2: Desbordamiento Horizontal </text:p>
      <text:p text:style-name="P2"/>
      <text:p text:style-name="Standard">&lt;!DOCTYPE html&gt;<text:line-break/>&lt;html lang="es"&gt;<text:line-break/>&lt;head&gt;<text:line-break/> <text:s text:c="3"/>&lt;meta charset="UTF-8"&gt;<text:line-break/> <text:s text:c="3"/>&lt;title&gt;Desbordamiento Horizontal&lt;/title&gt;<text:line-break/> <text:s text:c="3"/>&lt;link rel="stylesheet" href="styles.css"&gt;<text:line-break/>&lt;/head&gt;<text:line-break/>&lt;body&gt;<text:line-break/> <text:s text:c="3"/>&lt;div class="contenedor-horizontal"&gt;<text:line-break/> <text:s text:c="7"/>&lt;p&gt;Este es un contenido muy largo que no cabe en el área visible del contenedor. Este es un contenido muy largo que no cabe en el área visible del contenedor. Este es un contenido muy largo que no cabe en el área visible del contenedor.&lt;/p&gt;<text:line-break/> <text:s text:c="3"/>&lt;/div&gt;<text:line-break/>&lt;/body&gt;<text:line-break/>&lt;/html&gt;<text:line-break/></text:p>
      <text:p text:style-name="Standard">.contenedor-horizontal {<text:line-break/> <text:s text:c="3"/>width: 200px;<text:line-break/> <text:s text:c="3"/>height: 100px;<text:line-break/> <text:s text:c="3"/>border: 1px solid black;<text:line-break/> <text:s text:c="3"/>overflow-x: scroll; /* Agrega una barra de desplazamiento horizontal */<text:line-break/> <text:s text:c="3"/>overflow-y: hidden; /* Oculta la barra de desplazamiento vertical */<text:line-break/>}<text:line-break/></text:p>
      <text:p text:style-name="P2">Ejemplo 3: Desbordamiento Vertical </text:p>
      <text:p text:style-name="Standard"/>
      <text:p text:style-name="Standard"/>
      <text:p text:style-name="Standard">.contenedor-vertical {<text:line-break/> <text:s text:c="3"/>width: 200px;<text:line-break/> <text:s text:c="3"/>height: 100px;<text:line-break/> <text:s text:c="3"/>border: 1px solid black;<text:line-break/> <text:s text:c="3"/>overflow-y: scroll; /* Agrega una barra de desplazamiento vertical */<text:line-break/> <text:s text:c="3"/>overflow-x: hidden; /* Oculta la barra de desplazamiento horizontal */<text:line-break/>}<text:line-break/></text:p>
      <text:p text:style-name="P2">Opciones Adicionales </text:p>
      <text:p text:style-name="Standard"/>
      <text:list text:style-name="L2">
        <text:list-item>
          <text:p text:style-name="P5"><text:span text:style-name="Source_20_Text">overflow: hidden;</text:span>: Oculta cualquier contenido que desborde el área visible.</text:p>
        </text:list-item>
        <text:list-item>
          <text:p text:style-name="P5"><text:span text:style-name="Source_20_Text">overflow: scroll;</text:span>: Siempre muestra las barras de desplazamiento, independientemente de si hay contenido desbordado.</text:p>
        </text:list-item>
        <text:list-item>
          <text:p text:style-name="P5"><text:span text:style-name="Source_20_Text">overflow: auto;</text:span>: Muestra las barras de desplazamiento solo cuando el contenido desborda.</text:p>
        </text:list-item>
      </text:list>
      <text:h text:style-name="Heading_20_3" text:outline-level="3">Personalización de la Barra de Desplazamiento</text:h>
      <text:p text:style-name="Text_20_body">Puedes personalizar la apariencia de las barras de desplazamiento utilizando pseudo-elementos de WebKit como <text:span text:style-name="Source_20_Text">::-webkit-scrollbar</text:span>, <text:span text:style-name="Source_20_Text">::-webkit-scrollbar-thumb</text:span>, y <text:span text:style-name="Source_20_Text">::-webkit-scrollbar-track</text:span>.</text:p>
      <text:h text:style-name="Heading_20_4" text:outline-level="4"><text:soft-page-break/></text:h>
      <text:h text:style-name="Heading_20_4" text:outline-level="4">Ejemplo de Personalización:</text:h>
      <text:p text:style-name="Standard">/* Contenedor con barra de desplazamiento personalizada */<text:line-break/>.contenedor-personalizado {<text:line-break/> <text:s text:c="3"/>width: 200px;<text:line-break/> <text:s text:c="3"/>height: 100px;<text:line-break/> <text:s text:c="3"/>border: 1px solid black;<text:line-break/> <text:s text:c="3"/>overflow: auto;<text:line-break/>}<text:line-break/><text:line-break/>/* Estilo para la barra de desplazamiento */<text:line-break/>.contenedor-personalizado::-webkit-scrollbar {<text:line-break/> <text:s text:c="3"/>width: 10px;<text:line-break/>}<text:line-break/><text:line-break/>/* Estilo para el pulgar de la barra de desplazamiento */<text:line-break/>.contenedor-personalizado::-webkit-scrollbar-thumb {<text:line-break/> <text:s text:c="3"/>background-color: #00cc66;<text:line-break/> <text:s text:c="3"/>border-radius: 10px;<text:line-break/>}<text:line-break/><text:line-break/>/* Estilo para la pista de la barra de desplazamiento */<text:line-break/>.contenedor-personalizado::-webkit-scrollbar-track {<text:line-break/> <text:s text:c="3"/>background-color: #e0e0e0;<text:line-break/>}<text:line-break/></text:p>
      <text:p text:style-name="Standard"/>
      <text:p text:style-name="Standard">EJEMPLO COMPLETO</text:p>
      <text:p text:style-name="Standard"/>
      <text:p text:style-name="Standard">HTML</text:p>
      <text:p text:style-name="Standard"/>
      <text:p text:style-name="Standard">&lt;!DOCTYPE html&gt;<text:line-break/>&lt;html lang="es"&gt;<text:line-break/>&lt;head&gt;<text:line-break/> <text:s text:c="3"/>&lt;meta charset="UTF-8"&gt;<text:line-break/> <text:s text:c="3"/>&lt;title&gt;Barra de Desplazamiento Personalizada&lt;/title&gt;<text:line-break/> <text:s text:c="3"/>&lt;link rel="stylesheet" href="styles.css"&gt;<text:line-break/>&lt;/head&gt;<text:line-break/>&lt;body&gt;<text:line-break/> <text:s text:c="3"/>&lt;div class="contenedor-personalizado"&gt;<text:line-break/> <text:s text:c="7"/>&lt;p&gt;Este es un contenido muy largo que no cabe en el área visible del contenedor. Este es un contenido muy largo que no cabe en el área visible del contenedor. Este es un contenido muy largo que no cabe en el área visible del contenedor.&lt;/p&gt;<text:line-break/> <text:s text:c="3"/>&lt;/div&gt;<text:line-break/>&lt;/body&gt;<text:line-break/>&lt;/html&gt;<text:line-break/></text:p>
      <text:p text:style-name="Standard"/>
      <text:p text:style-name="Standard">CSS:</text:p>
      <text:p text:style-name="Standard"/>
      <text:p text:style-name="Standard">.contenedor-personalizado {<text:line-break/><text:soft-page-break/> <text:s text:c="3"/>width: 200px;<text:line-break/> <text:s text:c="3"/>height: 100px;<text:line-break/> <text:s text:c="3"/>border: 1px solid black;<text:line-break/> <text:s text:c="3"/>overflow: auto;<text:line-break/>}<text:line-break/><text:line-break/>.contenedor-personalizado::-webkit-scrollbar {<text:line-break/> <text:s text:c="3"/>width: 10px;<text:line-break/>}<text:line-break/><text:line-break/>.contenedor-personalizado::-webkit-scrollbar-thumb {<text:line-break/> <text:s text:c="3"/>background-color: #00cc66;<text:line-break/> <text:s text:c="3"/>border-radius: 10px;<text:line-break/>}<text:line-break/><text:line-break/>.contenedor-personalizado::-webkit-scrollbar-track {<text:line-break/> <text:s text:c="3"/>background-color: #e0e0e0;<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is leon</meta:initial-creator>
    <meta:creation-date>2024-12-05T18:12:41.19</meta:creation-date>
    <dc:date>2024-12-05T18:40:17.928322992</dc:date>
    <meta:editing-duration>PT11M38S</meta:editing-duration>
    <meta:editing-cycles>2</meta:editing-cycles>
    <meta:generator>LibreOffice/7.4.2.3$Linux_X86_64 LibreOffice_project/40$Build-3</meta:generator>
    <meta:document-statistic meta:table-count="0" meta:image-count="0" meta:object-count="0" meta:page-count="4" meta:paragraph-count="32" meta:word-count="529" meta:character-count="4254" meta:non-whitespace-character-count="3542"/>
  </office:meta>
</office:document-meta>
</file>